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02cm" svg:stroke-color="#ffffff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draw:marker-start-width="0.352cm" draw:marker-end="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width="0.102cm" svg:stroke-color="#0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27cm" svg:height="1.27cm" svg:x="5.11cm" svg:y="7.385cm">
            <text:p/>
          </draw:circle>
          <draw:circle draw:style-name="gr2" draw:text-style-name="P1" draw:layer="layout" svg:width="1.905cm" svg:height="1.905cm" svg:x="5.51cm" svg:y="7.05cm">
            <text:p/>
          </draw:circle>
          <draw:circle draw:style-name="gr3" draw:text-style-name="P1" draw:layer="layout" svg:width="1.27cm" svg:height="1.27cm" svg:x="5.21cm" svg:y="7.385cm">
            <text:p/>
          </draw:circle>
        </draw:g>
        <draw:g>
          <draw:line draw:style-name="gr4" draw:text-style-name="P1" draw:layer="layout" svg:x1="4.945cm" svg:y1="7.885cm" svg:x2="2.405cm" svg:y2="7.25cm">
            <text:p/>
          </draw:line>
          <draw:line draw:style-name="gr5" draw:text-style-name="P1" draw:layer="layout" svg:x1="2.405cm" svg:y1="8.686cm" svg:x2="4.945cm" svg:y2="8.051cm">
            <text:p/>
          </draw:line>
        </draw:g>
        <draw:frame draw:style-name="gr6" draw:layer="layout" svg:width="2.301cm" svg:height="0.962cm" svg:x="1.135cm" svg:y="7.51cm">
          <draw:text-box>
            <text:p>stimuli</text:p>
          </draw:text-box>
        </draw:frame>
        <draw:rect draw:style-name="gr7" draw:text-style-name="P3" draw:id="id2" draw:layer="layout" svg:width="6.35cm" svg:height="2.54cm" svg:x="11.16cm" svg:y="4.51cm">
          <text:p text:style-name="P2"><text:span text:style-name="T1">Foveal system</text:span></text:p>
          <text:p text:style-name="P2"><text:span text:style-name="T1">(position tracking)</text:span></text:p>
        </draw:rect>
        <draw:rect draw:style-name="gr7" draw:text-style-name="P3" draw:id="id1" draw:layer="layout" svg:width="6.35cm" svg:height="2.54cm" svg:x="11.16cm" svg:y="9.01cm">
          <text:p text:style-name="P2"><text:span text:style-name="T1">Optokinetic system</text:span></text:p>
          <text:p text:style-name="P2"><text:span text:style-name="T1">(velocity tracking)</text:span></text:p>
        </draw:rect>
        <draw:connector draw:style-name="gr8" draw:text-style-name="P2" draw:layer="layout" draw:type="curve" svg:x1="7.82cm" svg:y1="8.18cm" svg:x2="11.16cm" svg:y2="10.28cm" draw:end-shape="id1" draw:end-glue-point="3" svg:d="m7820 8180c2092 0 423 2100 3340 2100">
          <text:p/>
        </draw:connector>
        <draw:connector draw:style-name="gr8" draw:text-style-name="P2" draw:layer="layout" draw:type="curve" svg:x1="7.838cm" svg:y1="7.897cm" svg:x2="11.16cm" svg:y2="5.78cm" draw:end-shape="id2" draw:end-glue-point="3" svg:d="m7838 7897c2079 0 418-2117 3322-2117">
          <text:p/>
        </draw:connector>
        <draw:g draw:id="id4">
          <draw:ellipse draw:style-name="gr9" draw:text-style-name="P2" draw:layer="layout" svg:width="2.014cm" svg:height="1.946cm" svg:x="23.091cm" svg:y="9.321cm">
            <text:p/>
          </draw:ellipse>
          <draw:frame draw:style-name="gr6" draw:text-style-name="P4" draw:layer="layout" svg:width="1.162cm" svg:height="1.513cm" svg:x="23.564cm" svg:y="9.572cm">
            <draw:text-box>
              <text:p text:style-name="P4"><text:span text:style-name="T2">+</text:span></text:p>
            </draw:text-box>
          </draw:frame>
        </draw:g>
        <draw:line draw:style-name="gr8" draw:text-style-name="P2" draw:layer="layout" svg:x1="17.564cm" svg:y1="10.27cm" svg:x2="23.026cm" svg:y2="10.31cm">
          <text:p/>
        </draw:line>
        <draw:line draw:style-name="gr10" draw:text-style-name="P2" draw:layer="layout" svg:x1="17.565cm" svg:y1="5.77cm" svg:x2="19.801cm" svg:y2="5.75cm">
          <text:p/>
        </draw:line>
        <draw:ellipse draw:style-name="gr9" draw:text-style-name="P2" draw:layer="layout" svg:width="0.313cm" svg:height="0.29cm" svg:x="19.821cm" svg:y="5.623cm">
          <text:p/>
        </draw:ellipse>
        <draw:ellipse draw:style-name="gr9" draw:text-style-name="P2" draw:id="id3" draw:layer="layout" svg:width="0.313cm" svg:height="0.29cm" svg:x="21.522cm" svg:y="5.623cm">
          <text:p/>
        </draw:ellipse>
        <draw:line draw:style-name="gr8" draw:text-style-name="P2" draw:layer="layout" svg:x1="20.165cm" svg:y1="5.77cm" svg:x2="21.468cm" svg:y2="5.716cm">
          <text:p/>
        </draw:line>
        <draw:line draw:style-name="gr10" draw:text-style-name="P2" draw:layer="layout" svg:x1="17.565cm" svg:y1="5.77cm" svg:x2="19.801cm" svg:y2="5.75cm">
          <text:p/>
        </draw:line>
        <draw:ellipse draw:style-name="gr11" draw:text-style-name="P2" draw:layer="layout" svg:width="4.445cm" svg:height="1.27cm" svg:x="18.141cm" svg:y="2.181cm">
          <text:p text:style-name="P2">volition</text:p>
        </draw:ellipse>
        <draw:line draw:style-name="gr12" draw:text-style-name="P2" draw:layer="layout" svg:x1="20.25cm" svg:y1="3.459cm" svg:x2="20.593cm" svg:y2="5.579cm">
          <text:p/>
        </draw:line>
        <draw:connector draw:style-name="gr13" draw:text-style-name="P2" draw:layer="layout" draw:line-skew="0.488cm" svg:x1="21.835cm" svg:y1="5.768cm" svg:x2="25.105cm" svg:y2="10.294cm" draw:start-shape="id3" draw:start-glue-point="1" draw:end-shape="id4" draw:end-glue-point="1" svg:d="m21835 5768h4309v4526h-1039">
          <text:p/>
        </draw:connector>
        <draw:connector draw:style-name="gr14" draw:text-style-name="P2" draw:layer="layout" draw:line-skew="1.992cm" svg:x1="24.098cm" svg:y1="11.267cm" svg:x2="6.481cm" svg:y2="9.243cm" draw:start-shape="id4" draw:start-glue-point="2" svg:d="m24098 11267v2543h-17617v-4567">
          <text:p/>
        </draw:connector>
        <draw:frame draw:style-name="gr15" draw:layer="layout" svg:width="5.087cm" svg:height="1.064cm" svg:x="13.622cm" svg:y="12.69cm">
          <draw:text-box>
            <text:p>motor pathways</text:p>
          </draw:text-box>
        </draw:frame>
        <draw:frame draw:style-name="gr15" draw:layer="layout" svg:width="7.344cm" svg:height="2.486cm" svg:x="2.123cm" svg:y="1.79cm">
          <draw:text-box>
            <text:p>“active” eye movements</text:p>
            <text:p>pursuit</text:p>
            <text:p>“look” OK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rey Mulligan</meta:initial-creator>
    <meta:creation-date>2011-08-02T08:27:49</meta:creation-date>
    <dc:date>2013-01-30T07:35:00</dc:date>
    <dc:creator>Jeffrey Mulligan</dc:creator>
    <meta:editing-duration>PT01H07M36S</meta:editing-duration>
    <meta:editing-cycles>6</meta:editing-cycles>
    <meta:generator>OpenOffice.org/3.2$Unix OpenOffice.org_project/320m18$Build-9502</meta:generator>
    <meta:document-statistic meta:object-count="27"/>
  </office:meta>
</office:document-meta>
</file>